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f4fa" officeooo:paragraph-rsid="001cf4fa"/>
    </style:style>
    <style:style style:name="P2" style:family="paragraph" style:parent-style-name="Standard">
      <style:text-properties officeooo:rsid="001cf4fa" officeooo:paragraph-rsid="001e944d"/>
    </style:style>
    <style:style style:name="P3" style:family="paragraph" style:parent-style-name="Standard">
      <style:text-properties officeooo:rsid="001e944d" officeooo:paragraph-rsid="001e944d"/>
    </style:style>
    <style:style style:name="P4" style:family="paragraph" style:parent-style-name="Standard">
      <style:text-properties officeooo:rsid="00201eb1" officeooo:paragraph-rsid="00201eb1"/>
    </style:style>
    <style:style style:name="T1" style:family="text">
      <style:text-properties fo:font-weight="bold" officeooo:rsid="001e944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el: meten van tijd tussen de pi die aangeeft dat er nieuwe mbed data gewenst is en het moment waarop de mbed die data tot zijn beschikking heeft.</text:p>
      <text:p text:style-name="P1"/>
      <text:p text:style-name="P4">Configuratie:</text:p>
      <text:p text:style-name="P4">TimeStats.start 988466</text:p>
      <text:p text:style-name="P4">TimeStats.end <text:s text:c="2"/>994953</text:p>
      <text:p text:style-name="P4">TimeStats.tracing <text:s text:c="6"/>994850</text:p>
      <text:p text:style-name="P4">TimeStats.checkStop <text:s text:c="4"/>994944</text:p>
      <text:p text:style-name="P4">SPI.enabled <text:s text:c="4"/>1</text:p>
      <text:p text:style-name="P4">SPI.Height1 <text:s text:c="4"/>22843</text:p>
      <text:p text:style-name="P4">SPI.Height2 <text:s text:c="4"/>44122</text:p>
      <text:p text:style-name="P4">SPI.UBat <text:s text:c="7"/>35426</text:p>
      <text:p text:style-name="P4">SPI.Gyro <text:s text:c="7"/>63827</text:p>
      <text:p text:style-name="P4">SPI.EncPos <text:s text:c="5"/>3722</text:p>
      <text:p text:style-name="P4">SPI.PWM 0</text:p>
      <text:p text:style-name="P4">SPI.MotorDir <text:s text:c="3"/>0</text:p>
      <text:p text:style-name="P4">SPI.oversampling <text:s text:c="7"/>100</text:p>
      <text:p text:style-name="P4">SPI.pi2mbed <text:s text:c="4"/>1</text:p>
      <text:p text:style-name="P4">SPI.mbed2pi <text:s text:c="4"/>0</text:p>
      <text:p text:style-name="P4">Motor.enabled <text:s text:c="2"/>0</text:p>
      <text:p text:style-name="P4">Motor.torque <text:s text:c="3"/>0</text:p>
      <text:p text:style-name="P4">Motor.ki <text:s text:c="7"/>0.033</text:p>
      <text:p text:style-name="P4">Motor.kv <text:s text:c="7"/>0.033</text:p>
      <text:p text:style-name="P4">Motor.rm <text:s text:c="7"/>4.72</text:p>
      <text:p text:style-name="P4">Motor.rotationalVelo <text:s text:c="3"/>0</text:p>
      <text:p text:style-name="P4">Motor.dutycycle 0</text:p>
      <text:p text:style-name="P4">Motor.batVoltage <text:s text:c="7"/>35426</text:p>
      <text:p text:style-name="P4">Motor.current <text:s text:c="2"/>0</text:p>
      <text:p text:style-name="P4">PeriodicTimer.stopRunning <text:s text:c="6"/>0</text:p>
      <text:p text:style-name="P4">Dev.h1Ang <text:s text:c="6"/>22843</text:p>
      <text:p text:style-name="P4">Dev.h2Ang <text:s text:c="6"/>44122</text:p>
      <text:p text:style-name="P4">Dev.rawAngle <text:s text:c="3"/>-21279</text:p>
      <text:p text:style-name="P4">Dev.angle <text:s text:c="6"/>-9.46955</text:p>
      <text:p text:style-name="P4">Dev.angleV <text:s text:c="5"/>0</text:p>
      <text:p text:style-name="P4">Dev.angleA <text:s text:c="5"/>0</text:p>
      <text:p text:style-name="P4">Dev.angleGain <text:s text:c="2"/>0.000387081</text:p>
      <text:p text:style-name="P4">Dev.angleOffset -1.23285</text:p>
      <text:p text:style-name="P4">Dev.rawPos <text:s text:c="5"/>3722</text:p>
      <text:p text:style-name="P4">Dev.pos -0.00846154</text:p>
      <text:p text:style-name="P4">Dev.posV <text:s text:c="7"/>0</text:p>
      <text:p text:style-name="P4">Dev.posA <text:s text:c="7"/>0</text:p>
      <text:p text:style-name="P4">Dev.posGain <text:s text:c="4"/>2.26244e-05</text:p>
      <text:p text:style-name="P4">Dev.posOffset <text:s text:c="2"/>0</text:p>
      <text:p text:style-name="P4">Dev.rawGyro <text:s text:c="4"/>-1709</text:p>
      <text:p text:style-name="P4">Dev.gyro <text:s text:c="7"/>-0.0260776</text:p>
      <text:p text:style-name="P4">Dev.gyroGain <text:s text:c="3"/>1.5259e-05</text:p>
      <text:p text:style-name="P4">Dev.gyroOffset <text:s/>0</text:p>
      <text:p text:style-name="P4">Dev.nrIncrements <text:s text:c="7"/>4096</text:p>
      <text:p text:style-name="P4">Dev.voltage <text:s text:c="4"/>35426</text:p>
      <text:p text:style-name="P4"><text:soft-page-break/>Dev.voltageGain 1</text:p>
      <text:p text:style-name="P4">Dev.voltageOffset <text:s text:c="6"/>0</text:p>
      <text:p text:style-name="P4">Dev.dutycycle <text:s text:c="2"/>0</text:p>
      <text:p text:style-name="P4">Dev.motordir <text:s text:c="3"/>1</text:p>
      <text:p text:style-name="P4">Dev.oversampling <text:s text:c="7"/>100</text:p>
      <text:p text:style-name="P4">TimeStats.minMargin <text:s text:c="4"/>1</text:p>
      <text:p text:style-name="P4">TimeStats.maxMargin <text:s text:c="4"/>19984</text:p>
      <text:p text:style-name="P4">TimeStats.margin <text:s text:c="7"/>11575</text:p>
      <text:p text:style-name="P4">TimeStats.reset 0</text:p>
      <text:p text:style-name="P4">TimeStats.nrOverruns <text:s text:c="3"/>28450</text:p>
      <text:p text:style-name="P4">TimeStats.sampleCounter 44470</text:p>
      <text:p text:style-name="P4">PeriodicTimer.frequency 50</text:p>
      <text:p text:style-name="P4">Debug.dump <text:s text:c="5"/>0</text:p>
      <text:p text:style-name="P4">debug <text:s text:c="2"/>0</text:p>
      <text:p text:style-name="P4">Controller.enabled <text:s text:c="5"/>0</text:p>
      <text:p text:style-name="P4">Controller.pos_sp <text:s text:c="6"/>0</text:p>
      <text:p text:style-name="P4">Controller.pos_kp <text:s text:c="6"/>0</text:p>
      <text:p text:style-name="P4">Controller.pos_kd <text:s text:c="6"/>0</text:p>
      <text:p text:style-name="P4">Controller.pos_ki <text:s text:c="6"/>0</text:p>
      <text:p text:style-name="P4">Controller.ang_sp_kp <text:s text:c="3"/>0</text:p>
      <text:p text:style-name="P4">Controller.ang_sp <text:s text:c="6"/>0</text:p>
      <text:p text:style-name="P4">Controller.ang_kp <text:s text:c="6"/>0</text:p>
      <text:p text:style-name="P4">Controller.ang_kd <text:s text:c="6"/>0</text:p>
      <text:p text:style-name="P4">Controller.ang_ki <text:s text:c="6"/>0</text:p>
      <text:p text:style-name="P4">Controller.angError <text:s text:c="4"/>9.46955</text:p>
      <text:p text:style-name="P4">Controller.posError <text:s text:c="4"/>0</text:p>
      <text:p text:style-name="P4">Controller.co_poskp <text:s text:c="4"/>0</text:p>
      <text:p text:style-name="P4">Controller.co_poskd <text:s text:c="4"/>0</text:p>
      <text:p text:style-name="P4">Controller.co_poski <text:s text:c="4"/>0</text:p>
      <text:p text:style-name="P4">Controller.co_angkp <text:s text:c="4"/>0</text:p>
      <text:p text:style-name="P4">Controller.co_angkd <text:s text:c="4"/>0</text:p>
      <text:p text:style-name="P4">Controller.angV_flt <text:s text:c="4"/>5.22463e-15</text:p>
      <text:p text:style-name="P4">Controller.ang_flt <text:s text:c="5"/>-9.46955</text:p>
      <text:p text:style-name="P4">Controller.angV_raw <text:s text:c="4"/>-0.0260776</text:p>
      <text:p text:style-name="P4">Controller.ang_raw <text:s text:c="5"/>-9.46955</text:p>
      <text:p text:style-name="P4">Controller.pos_flt <text:s text:c="5"/>-0.00846154</text:p>
      <text:p text:style-name="P4">Controller.pos_raw <text:s text:c="5"/>-0.00846154</text:p>
      <text:p text:style-name="P4">Controller.minAng <text:s text:c="6"/>-100</text:p>
      <text:p text:style-name="P4">Controller.maxAng <text:s text:c="6"/>100</text:p>
      <text:p text:style-name="P4">Motor.inj_ampl <text:s/>0</text:p>
      <text:p text:style-name="P4">Motor.inj_freq <text:s/>0.5</text:p>
      <text:p text:style-name="P4">Motor.noise <text:s text:c="4"/>0</text:p>
      <text:p text:style-name="P4">Flt_pos_a.0 <text:s text:c="4"/>1</text:p>
      <text:p text:style-name="P4">Flt_pos_b.0 <text:s text:c="4"/>0</text:p>
      <text:p text:style-name="P4">Flt_pos_a.1 <text:s text:c="4"/>-1.45031</text:p>
      <text:p text:style-name="P4">Flt_pos_b.1 <text:s text:c="4"/>0.06609</text:p>
      <text:p text:style-name="P4">Flt_pos_a.2 <text:s text:c="4"/>0.571209</text:p>
      <text:p text:style-name="P4">Flt_pos_b.2 <text:s text:c="4"/>0.0548053</text:p>
      <text:p text:style-name="P4">Flt_ang_a.0 <text:s text:c="4"/>1</text:p>
      <text:p text:style-name="P4"><text:soft-page-break/>Flt_ang_b.0 <text:s text:c="4"/>0</text:p>
      <text:p text:style-name="P4">Flt_ang_a.1 <text:s text:c="4"/>-1.45031</text:p>
      <text:p text:style-name="P4">Flt_ang_b.1 <text:s text:c="4"/>0.06609</text:p>
      <text:p text:style-name="P4">Flt_ang_a.2 <text:s text:c="4"/>0.571209</text:p>
      <text:p text:style-name="P4">Flt_ang_b.2 <text:s text:c="4"/>0.0548053</text:p>
      <text:p text:style-name="P4">Flt_gyro_a.0 <text:s text:c="3"/>1</text:p>
      <text:p text:style-name="P4">Flt_gyro_b.0 <text:s text:c="3"/>0</text:p>
      <text:p text:style-name="P4">Flt_gyro_a.1 <text:s text:c="3"/>-1.3742</text:p>
      <text:p text:style-name="P4">Flt_gyro_b.1 <text:s text:c="3"/>0.0630087</text:p>
      <text:p text:style-name="P4">Flt_gyro_a.2 <text:s text:c="3"/>0.486752</text:p>
      <text:p text:style-name="P4">Flt_gyro_b.2 <text:s text:c="3"/>0.0495466</text:p>
      <text:p text:style-name="P4">Flt_gyro_hpf_a.0 <text:s text:c="7"/>1</text:p>
      <text:p text:style-name="P4">Flt_gyro_hpf_b.0 <text:s text:c="7"/>0</text:p>
      <text:p text:style-name="P4">Flt_gyro_hpf_a.1 <text:s text:c="7"/>-1.96425</text:p>
      <text:p text:style-name="P4">Flt_gyro_hpf_b.1 <text:s text:c="7"/>0.000197615</text:p>
      <text:p text:style-name="P4">Flt_gyro_hpf_a.2 <text:s text:c="7"/>0.96464</text:p>
      <text:p text:style-name="P4">Flt_gyro_hpf_b.2 <text:s text:c="7"/>0.000195258</text:p>
      <text:p text:style-name="P4">Traces.sampleCounter <text:s text:c="3"/>88939</text:p>
      <text:p text:style-name="P4">Traces.streaming <text:s text:c="7"/>0</text:p>
      <text:p text:style-name="P4">root@raspberrypi:/home/pi/PiControl/Scripts# </text:p>
      <text:p text:style-name="P1"/>
      <text:p text:style-name="P2">Meting: tijd tussen Pi2Mbed naar 0 en Meb2Pi naar 0: <text:span text:style-name="T1">0.01115075 seconden </text:span></text:p>
      <text:p text:style-name="P1"/>
      <text:p text:style-name="P1"/>
      <text:p text:style-name="P1"/>
      <text:p text:style-name="P3">Verandering: mbed refactoring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9:47:58.473504942</meta:creation-date>
    <dc:date>2014-02-11T20:57:53.177368465</dc:date>
    <meta:editing-duration>PT24M23S</meta:editing-duration>
    <meta:editing-cycles>1</meta:editing-cycles>
    <meta:document-statistic meta:table-count="0" meta:image-count="0" meta:object-count="0" meta:page-count="3" meta:paragraph-count="118" meta:word-count="271" meta:character-count="2948" meta:non-whitespace-character-count="2313"/>
    <meta:generator>LibreOffice/4.1.3.2$Linux_x86 LibreOffice_project/410m0$Build-2</meta:generator>
  </office:meta>
</office:document-meta>
</file>